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44cm" fo:margin-left="-0.182cm" fo:margin-right="-0.18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09cm" style:rel-column-width="17329*"/>
    </style:style>
    <style:style style:name="Tableau4.B" style:family="table-column">
      <style:table-column-properties style:column-width="5.992cm" style:rel-column-width="20728*"/>
    </style:style>
    <style:style style:name="Tableau4.C" style:family="table-column">
      <style:table-column-properties style:column-width="7.811cm" style:rel-column-width="27019*"/>
    </style:style>
    <style:style style:name="Tableau4.D" style:family="table-column">
      <style:table-column-properties style:column-width="0.132cm" style:rel-column-width="459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name-complex="Arial1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name-complex="Arial1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15" style:family="paragraph" style:parent-style-name="Standard">
      <style:paragraph-properties fo:text-align="start" style:justify-single-word="false"/>
      <style:text-properties fo:color="#ff0000" fo:font-size="10pt" style:font-size-asian="10pt" style:font-name-complex="Arial1" style:font-size-complex="10pt"/>
    </style:style>
    <style:style style:name="P16" style:family="paragraph" style:parent-style-name="Standard">
      <style:paragraph-properties>
        <style:tab-stops>
          <style:tab-stop style:position="7.43cm"/>
        </style:tab-stops>
      </style:paragraph-properties>
      <style:text-properties fo:color="#ff0000" fo:font-size="10pt" style:font-size-asian="10pt" style:font-name-complex="Arial1" style:font-size-complex="10pt" style:font-weight-complex="bold"/>
    </style:style>
    <style:style style:name="P17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8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top="0.212cm" fo:margin-bottom="0.212cm">
        <style:tab-stops>
          <style:tab-stop style:position="7.43cm"/>
        </style:tab-stops>
      </style:paragraph-properties>
      <style:text-properties fo:color="#ff0000" fo:font-size="10pt" fo:font-weight="bold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21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23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color="#ff0000" fo:font-size="10pt" style:font-size-asian="10pt" style:font-size-complex="10pt"/>
    </style:style>
    <style:style style:name="P24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style:use-window-font-color="true" style:font-name="Arial1" fo:font-size="10pt" fo:language="fr" fo:country="FR" style:text-underline-style="none" style:font-name-asian="Times New Roman" style:font-size-asian="10pt" style:font-name-complex="Arial1" style:font-size-complex="10pt" style:language-complex="ar" style:country-complex="SA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.212cm" fo:margin-bottom="0.212cm" fo:text-align="start" style:justify-single-word="false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28" style:family="paragraph" style:parent-style-name="Standard">
      <style:paragraph-properties fo:margin-top="0.212cm" fo:margin-bottom="0.212cm" fo:text-align="start" style:justify-single-word="false">
        <style:tab-stops>
          <style:tab-stop style:position="7.43cm"/>
        </style:tab-stops>
      </style:paragraph-properties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29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30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31" style:family="paragraph" style:parent-style-name="Heading_20_3">
      <style:paragraph-properties fo:margin-top="0.212cm" fo:margin-bottom="0cm"/>
      <style:text-properties fo:font-size="10pt" style:font-size-asian="10pt" style:font-size-complex="10pt"/>
    </style:style>
    <style:style style:name="P32" style:family="paragraph" style:parent-style-name="Corps_20_de_20_texte_20_3">
      <style:paragraph-properties fo:margin-top="0.212cm" fo:margin-bottom="0cm" fo:text-align="start" style:justify-single-word="false">
        <style:tab-stops>
          <style:tab-stop style:position="6.406cm"/>
          <style:tab-stop style:position="8.541cm"/>
        </style:tab-stops>
      </style:paragraph-properties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33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34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Wingdings 2"/>
    </style:style>
    <style:style style:name="T4" style:family="text">
      <style:text-properties style:font-name="Arial1" style:font-name-complex="Arial1" style:font-weight-complex="bold"/>
    </style:style>
    <style:style style:name="T5" style:family="text">
      <style:text-properties style:font-name="Arial1" fo:language="fr" fo:country="FR" style:text-underline-style="none" style:font-name-asian="Times New Roman" style:font-name-complex="Arial1" style:language-complex="ar" style:country-complex="SA"/>
    </style:style>
    <style:style style:name="T6" style:family="text">
      <style:text-properties style:text-position="0% 100%"/>
    </style:style>
    <style:style style:name="T7" style:family="text">
      <style:text-properties style:font-name-complex="Arial1"/>
    </style:style>
    <style:style style:name="T8" style:family="text">
      <style:text-properties style:font-name-complex="Arial1" style:font-weight-complex="bold"/>
    </style:style>
    <style:style style:name="T9" style:family="text">
      <style:text-properties style:text-underline-style="none" style:font-name-complex="Arial1"/>
    </style:style>
    <style:style style:name="T10" style:family="text">
      <style:text-properties style:text-underline-style="none" style:font-name-complex="Arial1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color="#ff0000"/>
    </style:style>
    <style:style style:name="T18" style:family="text">
      <style:text-properties fo:color="#ff0000" style:font-name="Arial1"/>
    </style:style>
    <style:style style:name="T19" style:family="text">
      <style:text-properties fo:color="#ff0000" style:font-name="Arial1" fo:language="fr" fo:country="FR" style:font-name-asian="Times New Roman" style:language-complex="ar" style:country-complex="SA"/>
    </style:style>
    <style:style style:name="T20" style:family="text">
      <style:text-properties fo:color="#000000"/>
    </style:style>
    <style:style style:name="T21" style:family="text">
      <style:text-properties fo:color="#000000" style:font-name="Arial1" fo:language="fr" fo:country="FR" style:font-name-asian="Times New Roman" style:language-complex="ar" style:country-complex="SA"/>
    </style:style>
    <style:style style:name="T22" style:family="text">
      <style:text-properties fo:font-size="10pt" style:font-size-asian="10pt" style:font-name-complex="Arial1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65cm" draw:visible-area-height="1.418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string" office:string-value="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  <text:user-field-decl office:value-type="string" office:string-value="" text:name="modtransmfp93_name"/>
        <text:user-field-decl office:value-type="string" office:string-value="" text:name="ficheprescription93_date_transmission"/>
        <text:user-field-decl office:value-type="string" office:string-value="" text:name="instantanedonneesfp93_structure_fax"/>
        <text:user-field-decl office:value-type="string" office:string-value="" text:name="modtransmfp93_id"/>
        <text:user-field-decl office:value-type="string" office:string-value="" text:name="ficheprescription93_objet"/>
        <text:user-field-decl office:value-type="string" office:string-value="" text:name="instantanedonneesfp93_benef_qual"/>
        <text:user-field-decl office:value-type="string" office:string-value="" text:name="Instantanedonneesfp93.benef_nom"/>
        <text:user-field-decl office:value-type="string" office:string-value="" text:name="Instantanedonneesfp93.benef_prenom"/>
        <text:user-field-decl office:value-type="string" office:string-value="" text:name="instantanedonneesfp93_benef_dtnai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complideadr"/>
        <text:user-field-decl office:value-type="string" office:string-value="" text:name="instantanedonneesfp93_benef_compladr"/>
        <text:user-field-decl office:value-type="string" office:string-value="" text:name="instantanedonneesfp93_benef_codepos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email"/>
        <text:user-field-decl office:value-type="string" office:string-value="" text:name="instantanedonneesfp93_benef_natpf_socle"/>
        <text:user-field-decl office:value-type="string" office:string-value="" text:name="instantanedonneesfp93_benef_natpf_majore"/>
        <text:user-field-decl office:value-type="string" office:string-value="" text:name="instantanedonneesfp93_benef_natpf_activite"/>
        <text:user-field-decl office:value-type="string" office:string-value="" text:name="instantanedonneesfp93_benef_matricule"/>
        <text:user-field-decl office:value-type="string" office:string-value="" text:name="instantanedonneesfp93_benef_inscritpe"/>
        <text:user-field-decl office:value-type="string" office:string-value="" text:name="instantanedonneesfp93_benef_identifiantpe"/>
        <text:user-field-decl office:value-type="string" office:string-value="" text:name="instantanedonneesfp93_benef_nivetu"/>
        <text:user-field-decl office:value-type="string" office:string-value="" text:name="instantanedonneesfp93_benef_dernier_dip"/>
        <text:user-field-decl office:value-type="string" office:string-value="" text:name="instantanedonneesfp93_benef_positioncer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string" office:string-value="" text:name="prestatairehorspdifp93_name"/>
        <text:user-field-decl office:value-type="string" office:string-value="" text:name="actionfp93_na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instantanedonneesfp93_benef_nomcom"/>
        <text:user-field-decl office:value-type="string" office:string-value="" text:name="ficheprescription93_rdvprestataire_adresse"/>
        <text:user-field-decl office:value-type="string" office:string-value="" text:name="Ficheprescription93.rdvprestataire_date"/>
        <text:user-field-decl office:value-type="string" office:string-value="" text:name="Ficheprescription93.rdvprestataire_personne"/>
        <text:user-field-decl office:value-type="string" office:string-value="" text:name="ficheprescription93_rdvprestataire_date"/>
        <text:user-field-decl office:value-type="string" office:string-value="" text:name="Adresseprestatairefp93.tel"/>
        <text:user-field-decl office:value-type="string" office:string-value="" text:name="Prestatairehorspdifp93.tel"/>
        <text:user-field-decl office:value-type="string" office:string-value="" text:name="Adresseprestatairefp93.fax"/>
        <text:user-field-decl office:value-type="string" office:string-value="" text:name="Prestatairehorspdifp93.fax"/>
        <text:user-field-decl office:value-type="string" office:string-value="" text:name="Adresseprestatairefp93.email"/>
        <text:user-field-decl office:value-type="string" office:string-value="" text:name="Prestatairehorspdifp93.email"/>
        <text:user-field-decl office:value-type="string" office:string-value="" text:name="personne_pieecpres"/>
        <text:user-field-decl office:value-type="string" office:string-value="" text:name="Ficheprescription93.documentbeneffp93_autre"/>
        <text:user-field-decl office:value-type="string" office:string-value="" text:name="Ficheprescription93.benef_retour_presente"/>
        <text:user-field-decl office:value-type="string" office:string-value="" text:name="Ficheprescription93.date_retour"/>
        <text:user-field-decl office:value-type="string" office:string-value="" text:name="Ficheprescription93.date_presente_benef"/>
        <text:user-field-decl office:value-type="string" office:string-value="" text:name="documentbeneffp93_name"/>
        <text:user-field-decl office:value-type="string" office:string-value="" text:name="ficheprescription93_rdvprestataire_date_time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33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7"/>
      <text:p text:style-name="P17"><text:tab/><text:tab/><text:tab/><text:tab/> <text:s text:c="19"/><text:span text:style-name="T16">FICHE DE PRESCRIPTION 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9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1">Fiche transmise le : <text:s/><text:user-field-get text:name="ficheprescription93_date_transmission"/></text:p>
            <text:p text:style-name="P12"><text:span text:style-name="T22">Modalités de transmission : <text:s text:c="3"/></text:span><text:span text:style-name="T22"><text:user-field-get text:name="modtransmfp93_name"/></text:span><text:span text:style-name="T22"> <text:s text:c="2"/></text:span></text:p>
            <text:p text:style-name="P1"><text:user-field-get text:name="modtransmfp93_id"/> <text:span text:style-name="T17">Le champ « modtransmfp93_name » ne ramène aucune valeur</text:span></text:p>
            <text:p text:style-name="P1"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1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1">Organisme prescripteur ou référent : <text:user-field-get text:name="structurereferente_lib_struc"/></text:p>
            <text:p text:style-name="P1">Adresse : <text:user-field-get text:name="structurereferente_num_voie"/>, <text:user-field-get text:name="structurereferente_type_voie"/> <text:user-field-get text:name="structurereferente_nom_voie"/></text:p>
            <text:p text:style-name="P1"><text:user-field-get text:name="structurereferente_code_postal"/> <text:user-field-get text:name="structurereferente_ville"/></text:p>
            <text:p text:style-name="P1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text:user-field-get text:name="instantanedonneesfp93_structure_fax"/></text:p>
          </table:table-cell>
          <table:table-cell table:style-name="Tableau1.C3" office:value-type="string">
            <text:p text:style-name="P1"><text:span text:style-name="T2">Mail</text:span><text:span text:style-name="T2"> : </text:span><text:span text:style-name="T2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1">Action prescrite et nom du partenaire/prestataire :</text:p>
            <text:p text:style-name="P1"><text:user-field-get text:name="ficheprescription93_objet"/></text:p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30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1"><text:span text:style-name="T6">Civilité : </text:span><text:span text:style-name="T6"><text:user-field-get text:name="instantanedonneesfp93_benef_qual"/></text:span></text:p>
                </table:table-cell>
                <table:table-cell table:style-name="Tableau4.B1" office:value-type="string">
                  <text:p text:style-name="P1">Nom : <text:span text:style-name="T6"><text:user-field-get text:name="Instantanedonneesfp93.benef_nom"/></text:span></text:p>
                </table:table-cell>
                <table:table-cell table:style-name="Tableau4.B1" table:number-columns-spanned="2" office:value-type="string">
                  <text:p text:style-name="P1">Prénom : <text:user-field-get text:name="Instantanedonneesfp93.benef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1">Date de naissance : <text:user-field-get text:name="instantanedonneesfp93_benef_dtnai"/></text:p>
                  <text:p text:style-name="P1"><text:bookmark-start text:name="__DdeLink__784_736095298"/>Adresse<text:bookmark-end text:name="__DdeLink__784_736095298"/> : <text:user-field-get text:name="instantanedonneesfp93_benef_numvoie"/> <text:user-field-get text:name="instantanedonneesfp93_benef_nomvoie"/></text:p>
                  <text:p text:style-name="P1"><text:user-field-get text:name="instantanedonneesfp93_benef_complideadr"/> <text:user-field-get text:name="instantanedonneesfp93_benef_compladr"/></text:p>
                  <text:p text:style-name="P1"><text:user-field-get text:name="instantanedonneesfp93_benef_codepos"/> <text:user-field-get text:name="instantanedonneesfp93_benef_nomcom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1"><text:span text:style-name="T3">Tel </text:span>: <text:user-field-get text:name="instantanedonneesfp93_benef_tel_fixe"/></text:p>
                  <text:p text:style-name="P1">Portable : <text:user-field-get text:name="instantanedonneesfp93_benef_tel_port"/></text:p>
                </table:table-cell>
                <table:covered-table-cell/>
                <table:covered-table-cell/>
                <table:table-cell table:style-name="Tableau4.B1" office:value-type="string">
                  <text:p text:style-name="P1"><text:span text:style-name="T2">Mail </text:span>: <text:user-field-get text:name="instantanedonneesfp93_benef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2">Bénéficiaire du : RSA socle <text:s/><text:conditional-text text:condition="ooow:instantanedonneesfp93_benef_natpf_socle==&quot;1&quot;" text:string-value-if-true="☑" text:string-value-if-false="☐" text:current-value="true">☐</text:conditional-text> RSA majoré<text:conditional-text text:condition="ooow:instantanedonneesfp93_benef_natpf_majore==&quot;1&quot;" text:string-value-if-true="☑" text:string-value-if-false="☐" text:current-value="true">☐</text:conditional-text> RSA activité <text:conditional-text text:condition="ooow:instantanedonneesfp93_benef_natpf_activite==&quot;1&quot;" text:string-value-if-true="☑" text:string-value-if-false="☐" text:current-value="true">☐</text:conditional-text></text:p>
                  <text:p text:style-name="P14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1">Numéro du bénéficiaire (CAF) : <text:user-field-get text:name="instantanedonneesfp93_benef_matricule"/></text:p>
                  <text:p text:style-name="P1">Inscrit au Pôle Emploi : <text:s/><text:conditional-text text:condition="ooow:instantanedonneesfp93_benef_inscritpe==&quot;1&quot;" text:string-value-if-true="Oui" text:string-value-if-false="Non" text:current-value="true">Non</text:conditional-text> </text:p>
                  <text:p text:style-name="P1"><text:hidden-text text:condition="ooow:instantanedonneesfp93_benef_inscritpe==&quot;1&quot;" text:string-value="Identifiant PE" text:is-hidden="true">Identifiant PE</text:hidden-text>:<text:user-field-get text:name="instantanedonneesfp93_benef_identifiantpe"/></text:p>
                  <text:p text:style-name="P1"/>
                  <text:p text:style-name="P1">Niveau d'étude: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    </table:table-cell>
                <table:covered-table-cell/>
                <table:covered-table-cell/>
                <table:table-cell table:style-name="Tableau4.B1" office:value-type="string">
                  <text:p text:style-name="P1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ableau4.B1" office:value-type="string">
                  <text:p text:style-name="P1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1">Contrat d’engagement réciproque (CER) : <text:s/><text:conditional-text text:condition="ooow:instantanedonneesfp93_benef_positioncer==&quot;Enregistré&quot;" text:string-value-if-true="CER en cours de validation" text:string-value-if-false=" " text:current-value="true"> </text:conditional-text><text:soft-page-break/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 <text:conditional-text text:condition="ooow:instantanedonneesfp93_benef_positioncer==&quot;Signé et transféré&quot;" text:string-value-if-true="CER en cours de validation" text:string-value-if-false=" " text:current-value="true"> </text:conditional-text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      <text:p text:style-name="P1"/>
                  <text:p text:style-name="P1"><text:span text:style-name="T15">date de début=</text:span> <text:user-field-get text:name="contratinsertion_dd_ci"/> <text:s text:c="2"/><text:user-field-get text:name="instantanedonneesfp93_benef_dd_ci"/> <text:s text:c="3"/><text:span text:style-name="T15">date de fin= </text:span><text:user-field-get text:name="contratinsertion_df_ci"/> <text:user-field-get text:name="instantanedonneesfp93_benef_df_ci"/></text:p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9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5">Rendez-vous fixé le: <text:user-field-get text:name="ficheprescription93_rdvprestataire_date"/>, <text:span text:style-name="T20">à </text:span><text:span text:style-name="T17">Le champ indiquant l'heure du RDV n'est pas présent parmi les champs livrées.</text:span></text:p>
            <text:p text:style-name="P5">Avec : <text:user-field-get text:name="Ficheprescription93.rdvprestataire_personne"/> l<text:span text:style-name="T17">e champ « rdvprestataire_personne » ne ramène aucune valeur</text:span></text:p>
            <text:h text:style-name="P31" text:outline-level="3"><text:span text:style-name="T11">Nom de l’organisme :</text:span><text:span text:style-name="T11"><text:user-field-get text:name="actionfp93_name"/></text:span> <text:span text:style-name="T11"><text:user-field-get text:name="prestatairehorspdifp93_name"/></text:span><text:span text:style-name="T11"> </text:span></text:h>
            <text:p text:style-name="P18"><text:span text:style-name="T14">Adresse : </text:span><text:span text:style-name="T14"><text:user-field-get text:name="adresseprestatairefp93_adresse"/></text:span><text:span text:style-name="T14"> </text:span><text:span text:style-name="T14"><text:user-field-get text:name="adresseprestatairefp93_codepos"/></text:span><text:span text:style-name="T14"> </text:span><text:span text:style-name="T14"><text:user-field-get text:name="adresseprestatairefp93_localite"/></text:span><text:span text:style-name="T14"> </text:span><text:span text:style-name="T21"><text:user-field-get text:name="prestatairehorspdifp93_name"/></text:span><text:span text:style-name="T21">, </text:span><text:span text:style-name="T21"><text:user-field-get text:name="prestatairehorspdifp93_adresse"/></text:span><text:span text:style-name="T21"> </text:span><text:span text:style-name="T21"><text:user-field-get text:name="prestatairehorspdifp93_codepos"/></text:span><text:span text:style-name="T21"> </text:span><text:span text:style-name="T21"><text:user-field-get text:name="prestatairehorspdifp93_localite"/></text:span></text:p>
            <text:p text:style-name="P18"><text:span text:style-name="T3">Tel: </text:span><text:span text:style-name="T3"><text:user-field-get text:name="Adresseprestatairefp93.tel"/></text:span><text:span text:style-name="T3"> </text:span><text:span text:style-name="T3"><text:user-field-get text:name="Prestatairehorspdifp93.tel"/></text:span><text:span text:style-name="T3"> <text:s/>Fax </text:span><text:span text:style-name="T3"><text:user-field-get text:name="Adresseprestatairefp93.fax"/></text:span><text:span text:style-name="T3"> </text:span><text:span text:style-name="T3"><text:user-field-get text:name="Prestatairehorspdifp93.fax"/></text:span> <text:span text:style-name="T2">Mail :</text:span><text:span text:style-name="T2"><text:user-field-get text:name="Adresseprestatairefp93.email"/></text:span><text:span text:style-name="T2"> </text:span><text:span text:style-name="T2"><text:user-field-get text:name="Prestatairehorspdifp93.email"/></text:span><text:span text:style-name="T2"> </text:span><text:span text:style-name="T18">Les champs adresseprestatairefp93_tel et prestatairehorspdifp93_tel ne ramènent aucune valeur (idem pour les fax et les mails des prestataires)</text:span></text:p>
            <text:p text:style-name="P19"><text:span text:style-name="T21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1"> </text:span><text:span text:style-name="T21"><text:user-field-get text:name="ficheprescription93_rdvprestataire_adresse"/></text:span><text:span text:style-name="T21"> </text:span></text:p>
            <text:p text:style-name="P4"/>
            <text:p text:style-name="P6"><text:span text:style-name="T8">Le bénéficiaire est invité à se munir : CER <text:s/></text:span><text:span text:style-name="T8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8">/ notification CAF </text:span><text:span text:style-name="T8"><text:conditional-text text:condition="ooow:actioncandidatpersonne_pieceallocataire == &quot;Notification CAF&quot;" text:string-value-if-true="☑" text:string-value-if-false="☐" text:current-value="true">☐</text:conditional-text></text:span><text:span text:style-name="T8"> / CV </text:span><text:span text:style-name="T4"><text:conditional-text text:condition="ooow:actioncandidatpersonne_pieceallocataire == &quot;CV&quot;" text:string-value-if-true="☑" text:string-value-if-false="☐" text:current-value="true">☐</text:conditional-text></text:span><text:span text:style-name="T8"> / Autres <text:s/></text:span><text:span text:style-name="T4"><text:conditional-text text:condition="ooow:actioncandidatpersonne_pieceallocataire == &quot;Autres&quot;" text:string-value-if-true="☑ :" text:string-value-if-false="☐" text:current-value="true">☐</text:conditional-text></text:span><text:span text:style-name="T4"> </text:span><text:span text:style-name="T8"><text:user-field-get text:name="actioncandidatpersonne_autrepiece"/></text:span></text:p>
            <text:p text:style-name="P4"/>
            <text:p text:style-name="P16">Le champ précisant les pièces à fournir n'est pas présent parmi les champs livrés</text:p>
            <text:p text:style-name="P13"/>
            <text:p text:style-name="P7"><text:user-field-get text:name="Ficheprescription93.documentbeneffp93_autre"/> <text:span text:style-name="T17">Le champ ficheprescription93_documentbeneffp93_autre ne ramène aucune valeur.</text:span></text:p>
            <text:p text:style-name="P13"/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9" text:outline-level="1"><text:span text:style-name="T7">RESULTAT DE L’EFFECTIVITE DE </text:span><text:span text:style-name="T7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21"><text:span text:style-name="T9">Le </text:span><text:span text:style-name="T10">bénéficiaire</text:span><text:span text:style-name="T9"> s'est présenté: <text:s/></text:span><text:span text:style-name="T12"><text:user-field-get text:name="Ficheprescription93.benef_retour_presente"/></text:span></text:p>
            <text:p text:style-name="P23"><text:span text:style-name="T5">Le champ « Ficheprescription93.benef_retour_presente » ne ramène pas de valeur.</text:span><text:span text:style-name="T9"> <text:s text:c="4"/></text:span></text:p>
            <text:p text:style-name="P24"><text:s text:c="45"/></text:p>
            <text:p text:style-name="P21"><text:span text:style-name="T9">Date de retour de la fiche au prescripteur ou au référent : </text:span><text:span text:style-name="T9"><text:user-field-get text:name="Ficheprescription93.date_retour"/></text:span></text:p>
            <text:p text:style-name="P22"><text:span text:style-name="T17">Le champ « Ficheprescription93.date_retour » </text:span><text:span text:style-name="T19">ne ramène pas de valeur.</text:span><text:span text:style-name="T17"> <text:s text:c="4"/></text:span></text:p>
            <text:p text:style-name="P20"><draw:line text:anchor-type="char" draw:z-index="0" draw:style-name="gr1" draw:text-style-name="P34" svg:x1="-0.191cm" svg:y1="0.018cm" svg:x2="-0.191cm" svg:y2="0.018cm"><text:p/></draw:line>Observations :</text:p>
            <text:p text:style-name="P20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2">Allocataire </text:p>
            <text:p text:style-name="P2">(Je m’engage à me rendre au rendez-vous fixé)</text:p>
          </table:table-cell>
          <table:table-cell table:style-name="Tableau3.A5" office:value-type="string">
            <text:p text:style-name="P9"/>
            <text:p text:style-name="P2">Prestataire / partenaire</text:p>
          </table:table-cell>
        </table:table-row>
        <table:table-row table:style-name="Tableau3.5">
          <table:table-cell table:style-name="Tableau3.A5" office:value-type="string">
            <text:p text:style-name="P3">Nom, date, signature et cachet</text:p>
          </table:table-cell>
          <table:table-cell table:style-name="Tableau3.A5" office:value-type="string">
            <text:p text:style-name="P3"/>
          </table:table-cell>
          <table:table-cell table:style-name="Tableau3.A5" office:value-type="string">
            <text:p text:style-name="P3">Nom, date, signature et cache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<text:soft-page-break/><text:span text:style-name="T22">Modalité de transmission: </text:span><text:span text:style-name="T22"><text:user-field-get text:name="modtransmfp93_name"/></text:span></text:p>
      <text:p text:style-name="P12"><text:span text:style-name="T22"/></text:p>
      <text:p text:style-name="P5"><text:span text:style-name="T7">Nom de la personne du RDV: </text:span><text:span text:style-name="T7"><text:user-field-get text:name="Ficheprescription93.rdvprestataire_personne"/></text:span></text:p>
      <text:p text:style-name="P27"><text:span text:style-name="T3">Tel du prestataire PDI: </text:span><text:span text:style-name="T3"><text:user-field-get text:name="Adresseprestatairefp93.tel"/></text:span><text:span text:style-name="T3"> </text:span></text:p>
      <text:p text:style-name="P27"><text:span text:style-name="T3">hors PDI </text:span><text:span text:style-name="T3"><text:user-field-get text:name="Prestatairehorspdifp93.tel"/></text:span><text:span text:style-name="T3"> <text:s/></text:span></text:p>
      <text:p text:style-name="P27"><text:span text:style-name="T3">Fax prest.PDI : </text:span><text:span text:style-name="T3"><text:user-field-get text:name="Adresseprestatairefp93.fax"/></text:span><text:span text:style-name="T3"> </text:span></text:p>
      <text:p text:style-name="P27"><text:span text:style-name="T3">hors PDI: </text:span><text:span text:style-name="T3"><text:user-field-get text:name="Prestatairehorspdifp93.fax"/></text:span> </text:p>
      <text:p text:style-name="P27"><text:span text:style-name="T2">Mail res PDI:</text:span><text:span text:style-name="T2"><text:user-field-get text:name="Adresseprestatairefp93.email"/></text:span><text:span text:style-name="T2"> </text:span></text:p>
      <text:p text:style-name="P27"><text:span text:style-name="T2">HorsPDI</text:span><text:span text:style-name="T2"><text:user-field-get text:name="Prestatairehorspdifp93.email"/></text:span></text:p>
      <text:p text:style-name="P27"><text:span text:style-name="T2">Document à fournir </text:span><text:span text:style-name="T2"><text:user-field-get text:name="documentbeneffp93_name"/></text:span></text:p>
      <text:p text:style-name="P28"><text:span text:style-name="T2">Autre doc à fournir </text:span><text:span text:style-name="T2"><text:user-field-get text:name="Ficheprescription93.documentbeneffp93_autre"/></text:span></text:p>
      <text:p text:style-name="P27"><text:span text:style-name="T2">date du rdv: </text:span><text:span text:style-name="T2"><text:user-field-get text:name="ficheprescription93_rdvprestataire_date_time"/></text:span></text:p>
      <text:p text:style-name="P32"><text:span text:style-name="T13">Retour FP: </text:span><text:span text:style-name="T13"><text:user-field-get text:name="Ficheprescription93.benef_retour_presente"/></text:span></text:p>
      <text:p text:style-name="P32"><text:span text:style-name="T13">Date de retour FP : </text:span><text:span text:style-name="T13"><text:user-field-get text:name="Ficheprescription93.date_retour"/></text:span></text:p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10-06T15:40:12.68</dc:date>
    <meta:print-date>2010-11-16T15:07:00</meta:print-date>
    <meta:editing-cycles>332</meta:editing-cycles>
    <meta:editing-duration>PT603H06M10S</meta:editing-duration>
    <meta:generator>OpenOffice.org/3.2$Win32 OpenOffice.org_project/320m12$Build-9483</meta:generator>
    <meta:document-statistic meta:table-count="4" meta:image-count="2" meta:object-count="1" meta:page-count="3" meta:paragraph-count="71" meta:word-count="343" meta:character-count="2348"/>
  </office:meta>
</office:document-meta>
</file>